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fo:border-left="0.088cm solid #000000" fo:border-right="0.018cm solid #000000" fo:border-top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10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11" style:family="table-cell" style:parent-style-name="Default">
      <style:table-cell-properties fo:border-bottom="0.088cm solid #000000" fo:border-left="0.018cm solid #000000" fo:border-right="0.018cm solid #000000" fo:border-top="0.08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18cm solid #000000"/>
    </style:style>
    <style:style style:name="ce13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14" style:family="table-cell" style:parent-style-name="Default">
      <style:table-cell-properties fo:border-bottom="0.088cm solid #000000" fo:border-left="0.018cm solid #000000" fo:border-right="0.088cm solid #000000" fo:border-top="0.088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16" style:family="table-cell" style:parent-style-name="Default">
      <style:table-cell-properties fo:border-bottom="0.088cm solid #000000" fo:border-left="0.018cm solid #000000" fo:border-right="0.088cm solid #000000" fo:border-top="0.018cm solid #000000"/>
    </style:style>
    <style:style style:name="ce17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18cm solid #000000" fo:border-left="0.088cm solid #000000" fo:border-right="0.088cm solid #000000" fo:border-top="0.018cm solid #000000"/>
    </style:style>
    <style:style style:name="ce19" style:family="table-cell" style:parent-style-name="Default">
      <style:table-cell-properties fo:border-bottom="0.088cm solid #000000" fo:border-left="0.088cm solid #000000" fo:border-right="0.088cm solid #000000" fo:border-top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9"/>
        <table:table-column table:style-name="co8" table:number-columns-repeated="3" table:default-cell-style-name="ce12"/>
        <table:table-column table:style-name="co8" table:default-cell-style-name="ce15"/>
        <table:table-column table:style-name="co8" table:default-cell-style-name="ce18"/>
        <table:table-row table:style-name="ro1">
          <table:table-cell table:style-name="ce1"/>
          <table:table-cell table:style-name="ce4"/>
          <table:table-cell table:style-name="ce7" office:value-type="string">
            <text:p>NOTES SETEMBRE 2010</text:p>
          </table:table-cell>
          <table:table-cell table:style-name="Default" table:number-columns-repeated="10"/>
        </table:table-row>
        <table:table-row table:style-name="ro1" table:number-rows-repeated="2">
          <table:table-cell table:style-name="ce1"/>
          <table:table-cell table:style-name="ce4"/>
          <table:table-cell table:style-name="Default" table:number-columns-repeated="11"/>
        </table:table-row>
        <table:table-row table:style-name="ro1">
          <table:table-cell table:style-name="ce1"/>
          <table:table-cell table:style-name="ce4"/>
          <table:table-cell table:style-name="Default"/>
          <table:table-cell table:style-name="ce7" office:value-type="string">
            <text:p>Avaluació Contínua</text:p>
          </table:table-cell>
          <table:table-cell table:style-name="Default" table:number-columns-repeated="5"/>
          <table:table-cell table:style-name="ce7" office:value-type="string">
            <text:p>Examen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5" office:value-type="string">
            <text:p>Nom</text:p>
          </table:table-cell>
          <table:table-cell table:style-name="ce8" office:value-type="string">
            <text:p>C1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3</text:p>
          </table:table-cell>
          <table:table-cell table:style-name="ce11" office:value-type="string">
            <text:p>Mitjana</text:p>
          </table:table-cell>
          <table:table-cell table:style-name="ce11" office:value-type="string">
            <text:p>Mitjana (sobre 1)</text:p>
          </table:table-cell>
          <table:table-cell table:style-name="ce8" office:value-type="string">
            <text:p>P1</text:p>
          </table:table-cell>
          <table:table-cell table:style-name="ce11" office:value-type="string">
            <text:p>P2</text:p>
          </table:table-cell>
          <table:table-cell table:style-name="ce11" office:value-type="string">
            <text:p>P3</text:p>
          </table:table-cell>
          <table:table-cell table:style-name="ce11" office:value-type="string">
            <text:p>P4</text:p>
          </table:table-cell>
          <table:table-cell table:style-name="ce14" office:value-type="string">
            <text:p>Nota</text:p>
          </table:table-cell>
          <table:table-cell table:style-name="ce17" office:value-type="string">
            <text:p>Nota Final</text:p>
          </table:table-cell>
        </table:table-row>
        <table:table-row table:style-name="ro3">
          <table:table-cell office:value-type="string">
            <text:p>43158631M</text:p>
          </table:table-cell>
          <table:table-cell office:value-type="string">
            <text:p>Boscana Oliver, Bartomeu</text:p>
          </table:table-cell>
          <table:table-cell office:value-type="float" office:value="5.4">
            <text:p>5,4</text:p>
          </table:table-cell>
          <table:table-cell office:value-type="float" office:value="6">
            <text:p>6</text:p>
          </table:table-cell>
          <table:table-cell/>
          <table:table-cell table:formula="of:=IF(OR([.C6]&lt;&gt;&quot;&quot;;[.D6]&lt;&gt;&quot;&quot;;[.E6]&lt;&gt;&quot;&quot;);SUM([.C6:.E6])/3;&quot;&quot;)" office:value-type="float" office:value="3.8">
            <text:p>3,8</text:p>
          </table:table-cell>
          <table:table-cell table:formula="of:=IF([.F6]&lt;&gt;&quot;&quot;;[.F6]/10;&quot;&quot;)" office:value-type="float" office:value="0.38">
            <text:p>0,38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float" office:value="2.5">
            <text:p>2,5</text:p>
          </table:table-cell>
          <table:table-cell office:value-type="float" office:value="0.75">
            <text:p>0,75</text:p>
          </table:table-cell>
          <table:table-cell table:formula="of:=IF(OR([.H6]&lt;&gt;&quot;&quot;;[.I6]&lt;&gt;&quot;&quot;;[.J6]&lt;&gt;&quot;&quot;;[.K6]&lt;&gt;&quot;&quot;);SUM([.H6:.K6]);&quot;&quot;)" office:value-type="float" office:value="6.15">
            <text:p>6,15</text:p>
          </table:table-cell>
          <table:table-cell table:formula="of:=IF([.L6]&lt;&gt;&quot;&quot;;[.L6]+[.G6];&quot;&quot;)" office:value-type="float" office:value="6.53">
            <text:p>6,53</text:p>
          </table:table-cell>
        </table:table-row>
        <table:table-row table:style-name="ro3">
          <table:table-cell office:value-type="string">
            <text:p>X5762422W</text:p>
          </table:table-cell>
          <table:table-cell office:value-type="string">
            <text:p>Cacuango Sandoval, Richard Javier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/>
          <table:table-cell table:formula="of:=IF(OR([.C7]&lt;&gt;&quot;&quot;;[.D7]&lt;&gt;&quot;&quot;;[.E7]&lt;&gt;&quot;&quot;);SUM([.C7:.E7])/3;&quot;&quot;)" office:value-type="float" office:value="0.733333333333333">
            <text:p>0,73</text:p>
          </table:table-cell>
          <table:table-cell table:formula="of:=IF([.F7]&lt;&gt;&quot;&quot;;[.F7]/10;&quot;&quot;)" office:value-type="float" office:value="0.0733333333333333">
            <text:p>0,07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formula="of:=IF(OR([.H7]&lt;&gt;&quot;&quot;;[.I7]&lt;&gt;&quot;&quot;;[.J7]&lt;&gt;&quot;&quot;;[.K7]&lt;&gt;&quot;&quot;);SUM([.H7:.K7]);&quot;&quot;)" office:value-type="float" office:value="8.75">
            <text:p>8,75</text:p>
          </table:table-cell>
          <table:table-cell table:formula="of:=IF([.L7]&lt;&gt;&quot;&quot;;[.L7]+[.G7];&quot;&quot;)" office:value-type="float" office:value="8.82333333333333">
            <text:p>8,82</text:p>
          </table:table-cell>
        </table:table-row>
        <table:table-row table:style-name="ro3">
          <table:table-cell office:value-type="string">
            <text:p>43155315R</text:p>
          </table:table-cell>
          <table:table-cell office:value-type="string">
            <text:p>Expósito García, Sergio</text:p>
          </table:table-cell>
          <table:table-cell office:value-type="float" office:value="7.1">
            <text:p>7,1</text:p>
          </table:table-cell>
          <table:table-cell office:value-type="float" office:value="1">
            <text:p>1</text:p>
          </table:table-cell>
          <table:table-cell/>
          <table:table-cell table:formula="of:=IF(OR([.C8]&lt;&gt;&quot;&quot;;[.D8]&lt;&gt;&quot;&quot;;[.E8]&lt;&gt;&quot;&quot;);SUM([.C8:.E8])/3;&quot;&quot;)" office:value-type="float" office:value="2.7">
            <text:p>2,7</text:p>
          </table:table-cell>
          <table:table-cell table:formula="of:=IF([.F8]&lt;&gt;&quot;&quot;;[.F8]/10;&quot;&quot;)" office:value-type="float" office:value="0.27">
            <text:p>0,27</text:p>
          </table:table-cell>
          <table:table-cell office:value-type="float" office:value="2.5">
            <text:p>2,5</text:p>
          </table:table-cell>
          <table:table-cell office:value-type="float" office:value="1.9">
            <text:p>1,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formula="of:=IF(OR([.H8]&lt;&gt;&quot;&quot;;[.I8]&lt;&gt;&quot;&quot;;[.J8]&lt;&gt;&quot;&quot;;[.K8]&lt;&gt;&quot;&quot;);SUM([.H8:.K8]);&quot;&quot;)" office:value-type="float" office:value="8.4">
            <text:p>8,4</text:p>
          </table:table-cell>
          <table:table-cell table:formula="of:=IF([.L8]&lt;&gt;&quot;&quot;;[.L8]+[.G8];&quot;&quot;)" office:value-type="float" office:value="8.67">
            <text:p>8,67</text:p>
          </table:table-cell>
        </table:table-row>
        <table:table-row table:style-name="ro3">
          <table:table-cell office:value-type="string">
            <text:p>78218361F</text:p>
          </table:table-cell>
          <table:table-cell office:value-type="string">
            <text:p>Fontclara Martorell, Antonio Javier</text:p>
          </table:table-cell>
          <table:table-cell table:number-columns-repeated="3"/>
          <table:table-cell table:formula="of:=IF(OR([.C9]&lt;&gt;&quot;&quot;;[.D9]&lt;&gt;&quot;&quot;;[.E9]&lt;&gt;&quot;&quot;);SUM([.C9:.E9])/3;&quot;&quot;)">
            <text:p/>
          </table:table-cell>
          <table:table-cell table:formula="of:=IF([.F9]&lt;&gt;&quot;&quot;;[.F9]/10;&quot;&quot;)">
            <text:p/>
          </table:table-cell>
          <table:table-cell office:value-type="float" office:value="0">
            <text:p>0</text:p>
          </table:table-cell>
          <table:table-cell office:value-type="float" office:value="1.8">
            <text:p>1,8</text:p>
          </table:table-cell>
          <table:table-cell office:value-type="float" office:value="1.5">
            <text:p>1,5</text:p>
          </table:table-cell>
          <table:table-cell office:value-type="float" office:value="1.75">
            <text:p>1,75</text:p>
          </table:table-cell>
          <table:table-cell table:formula="of:=IF(OR([.H9]&lt;&gt;&quot;&quot;;[.I9]&lt;&gt;&quot;&quot;;[.J9]&lt;&gt;&quot;&quot;;[.K9]&lt;&gt;&quot;&quot;);SUM([.H9:.K9]);&quot;&quot;)" office:value-type="float" office:value="5.05">
            <text:p>5,05</text:p>
          </table:table-cell>
          <table:table-cell table:formula="of:=IF([.L9]&lt;&gt;&quot;&quot;;[.L9]+[.G9];&quot;&quot;)" office:value-type="float" office:value="5.05">
            <text:p>5,05</text:p>
          </table:table-cell>
        </table:table-row>
        <table:table-row table:style-name="ro3">
          <table:table-cell office:value-type="string">
            <text:p>43102465M</text:p>
          </table:table-cell>
          <table:table-cell office:value-type="string">
            <text:p>Novas Terrasa, Isidro</text:p>
          </table:table-cell>
          <table:table-cell table:number-columns-repeated="3"/>
          <table:table-cell table:formula="of:=IF(OR([.C10]&lt;&gt;&quot;&quot;;[.D10]&lt;&gt;&quot;&quot;;[.E10]&lt;&gt;&quot;&quot;);SUM([.C10:.E10])/3;&quot;&quot;)">
            <text:p/>
          </table:table-cell>
          <table:table-cell table:formula="of:=IF([.F10]&lt;&gt;&quot;&quot;;[.F10]/10;&quot;&quot;)">
            <text:p/>
          </table:table-cell>
          <table:table-cell office:value-type="float" office:value="1.3">
            <text:p>1,3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table:formula="of:=IF(OR([.H10]&lt;&gt;&quot;&quot;;[.I10]&lt;&gt;&quot;&quot;;[.J10]&lt;&gt;&quot;&quot;;[.K10]&lt;&gt;&quot;&quot;);SUM([.H10:.K10]);&quot;&quot;)" office:value-type="float" office:value="7.3">
            <text:p>7,3</text:p>
          </table:table-cell>
          <table:table-cell table:formula="of:=IF([.L10]&lt;&gt;&quot;&quot;;[.L10]+[.G10];&quot;&quot;)" office:value-type="float" office:value="7.3">
            <text:p>7,3</text:p>
          </table:table-cell>
        </table:table-row>
        <table:table-row table:style-name="ro3">
          <table:table-cell office:value-type="string">
            <text:p>78217854Y</text:p>
          </table:table-cell>
          <table:table-cell office:value-type="string">
            <text:p>Vidal Ginard, Joan</text:p>
          </table:table-cell>
          <table:table-cell table:style-name="ce10" office:value-type="float" office:value="2">
            <text:p>2</text:p>
          </table:table-cell>
          <table:table-cell table:style-name="ce13"/>
          <table:table-cell table:style-name="ce13"/>
          <table:table-cell table:style-name="ce13" table:formula="of:=IF(OR([.C11]&lt;&gt;&quot;&quot;;[.D11]&lt;&gt;&quot;&quot;;[.E11]&lt;&gt;&quot;&quot;);SUM([.C11:.E11])/3;&quot;&quot;)" office:value-type="float" office:value="0.666666666666667">
            <text:p>0,67</text:p>
          </table:table-cell>
          <table:table-cell table:style-name="ce13" table:formula="of:=IF([.F11]&lt;&gt;&quot;&quot;;[.F11]/10;&quot;&quot;)" office:value-type="float" office:value="0.0666666666666667">
            <text:p>0,07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.9">
            <text:p>0,9</text:p>
          </table:table-cell>
          <table:table-cell table:style-name="ce13" office:value-type="float" office:value="2.5">
            <text:p>2,5</text:p>
          </table:table-cell>
          <table:table-cell table:style-name="ce13" office:value-type="float" office:value="2.5">
            <text:p>2,5</text:p>
          </table:table-cell>
          <table:table-cell table:style-name="ce16" table:formula="of:=IF(OR([.H11]&lt;&gt;&quot;&quot;;[.I11]&lt;&gt;&quot;&quot;;[.J11]&lt;&gt;&quot;&quot;;[.K11]&lt;&gt;&quot;&quot;);SUM([.H11:.K11]);&quot;&quot;)" office:value-type="float" office:value="6.9">
            <text:p>6,9</text:p>
          </table:table-cell>
          <table:table-cell table:style-name="ce19" table:formula="of:=IF([.L11]&lt;&gt;&quot;&quot;;[.L11]+[.G11];&quot;&quot;)" office:value-type="float" office:value="6.96666666666667">
            <text:p>6,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17/09/2010</text:date>, <text:time>12:2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9-17T12:25:39.59</dc:date>
    <meta:editing-duration>PT01H27M10S</meta:editing-duration>
    <meta:editing-cycles>21</meta:editing-cycles>
    <meta:generator>OpenOffice.org/3.1$Win32 OpenOffice.org_project/310m11$Build-9399</meta:generator>
    <dc:creator>José Luis Lisani</dc:creator>
    <meta:document-statistic meta:table-count="1" meta:cell-count="9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